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Courier" style:font-name-asian="Courier1" style:font-name-complex="Courier1"/>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list-style-name="WWNum8">
      <style:paragraph-properties fo:margin-left="0.4165in" fo:margin-right="0in" fo:text-indent="-0.25in" style:auto-text-indent="false" fo:padding="0in" fo:border="none"/>
    </style:style>
    <style:style style:name="P5" style:family="paragraph" style:parent-style-name="Standard" style:list-style-name="WWNum10">
      <style:paragraph-properties fo:margin-left="0.4165in" fo:margin-right="0in" fo:text-indent="-0.25in" style:auto-text-indent="false" fo:padding="0in" fo:border="none"/>
    </style:style>
    <style:style style:name="P6" style:family="paragraph" style:parent-style-name="Standard" style:list-style-name="WWNum1">
      <style:paragraph-properties fo:margin-left="0.4165in" fo:margin-right="0in" fo:text-indent="-0.25in" style:auto-text-indent="false" fo:padding="0in" fo:border="none"/>
    </style:style>
    <style:style style:name="P7" style:family="paragraph" style:parent-style-name="Standard" style:list-style-name="WWNum2">
      <style:paragraph-properties fo:margin-left="0.4165in" fo:margin-right="0in" fo:text-indent="-0.25in" style:auto-text-indent="false" fo:padding="0in" fo:border="none"/>
    </style:style>
    <style:style style:name="P8" style:family="paragraph" style:parent-style-name="Standard" style:list-style-name="WWNum3">
      <style:paragraph-properties fo:margin-left="0.4165in" fo:margin-right="0in" fo:text-indent="-0.25in" style:auto-text-indent="false" fo:padding="0in" fo:border="none"/>
    </style:style>
    <style:style style:name="P9" style:family="paragraph" style:parent-style-name="Standard" style:list-style-name="WWNum4">
      <style:paragraph-properties fo:margin-left="0.4165in" fo:margin-right="0in" fo:text-indent="-0.25in" style:auto-text-indent="false" fo:padding="0in" fo:border="none"/>
    </style:style>
    <style:style style:name="P10" style:family="paragraph" style:parent-style-name="Standard" style:list-style-name="WWNum6">
      <style:paragraph-properties fo:margin-left="0.4165in" fo:margin-right="0in" fo:text-indent="-0.25in" style:auto-text-indent="false" fo:padding="0in" fo:border="none"/>
    </style:style>
    <style:style style:name="P11" style:family="paragraph" style:parent-style-name="Standard" style:list-style-name="WWNum7">
      <style:paragraph-properties fo:margin-left="0.4165in" fo:margin-right="0in" fo:text-indent="-0.25in" style:auto-text-indent="false" fo:padding="0in" fo:border="none"/>
    </style:style>
    <style:style style:name="P12" style:family="paragraph" style:parent-style-name="Standard" style:list-style-name="WWNum14">
      <style:paragraph-properties fo:margin-left="0.4165in" fo:margin-right="0in" fo:text-indent="-0.25in" style:auto-text-indent="false" fo:padding="0in" fo:border="none"/>
    </style:style>
    <style:style style:name="P13" style:family="paragraph" style:parent-style-name="Standard" style:list-style-name="WWNum15">
      <style:paragraph-properties fo:margin-left="0.4165in" fo:margin-right="0in" fo:text-indent="-0.25in" style:auto-text-indent="false" fo:padding="0in" fo:border="none"/>
    </style:style>
    <style:style style:name="P14" style:family="paragraph" style:parent-style-name="Standard" style:list-style-name="WWNum16">
      <style:paragraph-properties fo:margin-left="0.4165in" fo:margin-right="0in" fo:text-indent="-0.25in" style:auto-text-indent="false" fo:padding="0in" fo:border="none"/>
    </style:style>
    <style:style style:name="P15" style:family="paragraph" style:parent-style-name="Standard" style:list-style-name="WWNum11">
      <style:paragraph-properties fo:margin-left="0.4165in" fo:margin-right="0in" fo:text-indent="-0.25in" style:auto-text-indent="false" fo:padding="0in" fo:border="none"/>
    </style:style>
    <style:style style:name="P16" style:family="paragraph" style:parent-style-name="Standard" style:list-style-name="WWNum12">
      <style:paragraph-properties fo:margin-left="0.4165in" fo:margin-right="0in" fo:text-indent="-0.25in" style:auto-text-indent="false" fo:padding="0in" fo:border="none"/>
    </style:style>
    <style:style style:name="P17" style:family="paragraph" style:parent-style-name="Standard" style:list-style-name="WWNum13">
      <style:paragraph-properties fo:margin-left="0.4165in" fo:margin-right="0in" fo:text-indent="-0.25in" style:auto-text-indent="false" fo:padding="0in" fo:border="none"/>
    </style:style>
    <style:style style:name="P18" style:family="paragraph" style:parent-style-name="Standard" style:list-style-name="WWNum5">
      <style:paragraph-properties fo:margin-left="0.4165in" fo:margin-right="0in" fo:text-indent="-0.25in" style:auto-text-indent="false" fo:padding="0in" fo:border="none"/>
    </style:style>
    <style:style style:name="P19" style:family="paragraph" style:parent-style-name="Standard" style:list-style-name="WWNum9">
      <style:paragraph-properties fo:margin-left="0.8335in" fo:margin-right="0in" fo:text-indent="-0.25in" style:auto-text-indent="false" fo:padding="0in" fo:border="none"/>
    </style:style>
    <style:style style:name="P20" style:family="paragraph" style:parent-style-name="Standard">
      <style:paragraph-properties fo:margin-top="0in" fo:margin-bottom="0.1563in" loext:contextual-spacing="false" fo:line-height="100%" fo:padding="0in" fo:border="none"/>
    </style:style>
    <style:style style:name="P21" style:family="paragraph" style:parent-style-name="Heading_20_1" style:master-page-name="Standard">
      <style:paragraph-properties style:page-number="1" fo:padding="0in" fo:border="none"/>
    </style:style>
    <style:style style:name="P22" style:family="paragraph" style:parent-style-name="Heading_20_2">
      <style:paragraph-properties fo:padding="0in" fo:border="none"/>
    </style:style>
    <style:style style:name="P23" style:family="paragraph" style:parent-style-name="Heading_20_2">
      <style:paragraph-properties fo:margin-top="0in" fo:margin-bottom="0.1563in" loext:contextual-spacing="false" fo:line-height="100%" fo:padding="0in" fo:border="none"/>
    </style:style>
    <style:style style:name="T1" style:family="text">
      <style:text-properties style:font-name="Courier" style:font-name-asian="Courier1" style:font-name-complex="Courier1"/>
    </style:style>
    <style:style style:name="T2" style:family="text">
      <style:text-properties fo:color="#0000ee" style:text-underline-style="solid" style:text-underline-width="auto" style:text-underline-color="font-color"/>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wikiGDrive</text:p>
      <text:p text:style-name="P1">Google Drive to MarkDown synchronization</text:p>
      <text:p text:style-name="P1"/>
      <text:p text:style-name="P1"><text:span text:style-name="T1">{{markdown}}[![Develop Server Deploy](https://github.com/mieweb/wikiGDrive/actions/workflows/DevelopServerDeploy.yml/badge.svg?branch=develop&amp;event=push)](https://github.com/mieweb/wikiGDrive/actions/workflows/DevelopServerDeploy.yml){{/markdown}}</text:span> <text:span text:style-name="T1">{{markdown}}[![Prod Server Deploy](https://github.com/mieweb/wikiGDrive/actions/workflows/ProdServerDeploy.yml/badge.svg?branch=master&amp;event=push)](https://github.com/mieweb/wikiGDrive/actions/workflows/ProdServerDeploy.yml){{/markdown}}</text:span> <text:span text:style-name="T1">{{markdown}}[![CodeQL](https://github.com/mieweb/wikiGDrive/actions/workflows/codeql-analysis.yml/badge.svg?branch=master&amp;event=push)](https://github.com/mieweb/wikiGDrive/actions/workflows/codeql-analysis.yml?query=event%3Apush+branch%3Amaster+){{/markdown}}</text:span></text:p>
      <text:p text:style-name="P2"/>
      <text:p text:style-name="P1">WikiGDrive is a node app that uses the <text:a xlink:type="simple" xlink:href="https://developers.google.com/drive/api/v3/quickstart/nodejs" text:style-name="ListLabel_20_145" text:visited-style-name="ListLabel_20_145"><text:span text:style-name="T2">Google Drive API</text:span></text:a> to transform Google Docs and Drawings into markdown.</text:p>
      <text:p text:style-name="P1"/>
      <text:p text:style-name="P1"><text:span text:style-name="T1">{{markdown}}![Diagram](https://drive.google.com/open?id=1TjB_v1gcBy23MtBQKvh5FZ3fFUp520QZ){{/markdown}}</text:span></text:p>
      <text:p text:style-name="P2"/>
      <text:p text:style-name="P1"><text:a xlink:type="simple" xlink:href="https://docs.google.com/document/d/1H6vwfQXIexdg4ldfaoPUjhOZPnSkNn6h29WD6Fi-SBY/edit#" text:style-name="ListLabel_20_145" text:visited-style-name="ListLabel_20_145"><text:span text:style-name="T2">Google Drive Notes</text:span></text:a> | <text:a xlink:type="simple" xlink:href="https://github.com/mieweb/wikiGDrive/projects" text:style-name="ListLabel_20_145" text:visited-style-name="ListLabel_20_145"><text:span text:style-name="T2">Github Project</text:span></text:a> | <text:a xlink:type="simple" xlink:href="https://drive.google.com/open?id=1NJUxTnJHgkMO3JV1v_DFPsVsl8nDhweyDvNW0y98TGs" text:style-name="ListLabel_20_145" text:visited-style-name="ListLabel_20_145"><text:span text:style-name="T2">Github Developer Notes</text:span></text:a></text:p>
      <text:p text:style-name="P3"/>
      <text:p text:style-name="P1">With a "Shared Drive" as the key, WikiGDrive:</text:p>
      <text:p text:style-name="P1"/>
      <text:list xml:id="list766213299" text:style-name="WWNum8">
        <text:list-item>
          <text:p text:style-name="P4">Reads all the files from a Google "Shared Drive"</text:p>
        </text:list-item>
        <text:list-item>
          <text:p text:style-name="P4">Builds a map of the driveId (URL) to the pathname in the "Shared Drive"</text:p>
        </text:list-item>
        <text:list-item>
          <text:p text:style-name="P4">For each Google Document:</text:p>
        </text:list-item>
      </text:list>
      <text:list xml:id="list1684172167" text:style-name="WWNum9">
        <text:list-item>
          <text:list>
            <text:list-item>
              <text:p text:style-name="P19">Converts to a Markdown file with the path (instead of the driveId for the file)</text:p>
            </text:list-item>
            <text:list-item>
              <text:p text:style-name="P19">Changes driveId to the path (eg: 12lvdxKgGsD.../edit would be changed to /filename</text:p>
            </text:list-item>
            <text:list-item>
              <text:p text:style-name="P19">Support diagrams as SVG (and map the URLs in the diagram)</text:p>
            </text:list-item>
          </text:list>
        </text:list-item>
      </text:list>
      <text:p text:style-name="P1">WikiGDrive scans for changes in the drive and then refresh the local converted files.</text:p>
      <text:p text:style-name="P20"/>
      <text:p text:style-name="P22">Developer Documentation</text:p>
      <text:list xml:id="list487072769" text:style-name="WWNum10">
        <text:list-item>
          <text:p text:style-name="P5"><text:a xlink:type="simple" xlink:href="https://drive.google.com/open?id=1NJUxTnJHgkMO3JV1v_DFPsVsl8nDhweyDvNW0y98TGs" text:style-name="ListLabel_20_145" text:visited-style-name="ListLabel_20_145"><text:span text:style-name="T2">Developer README</text:span></text:a></text:p>
        </text:list-item>
        <text:list-item>
          <text:p text:style-name="P5"><text:a xlink:type="simple" xlink:href="https://drive.google.com/open?id=1ug9ASkGlkwJHyYRoFB4OY3GJCDFqQikz2UN0HTQFs88" text:style-name="ListLabel_20_145" text:visited-style-name="ListLabel_20_145"><text:span text:style-name="T2">Internals</text:span></text:a></text:p>
        </text:list-item>
      </text:list>
      <text:p text:style-name="P22">Install from NPM</text:p>
      <text:p text:style-name="P1"><text:soft-page-break/><text:span text:style-name="T3">Not currently working</text:span></text:p>
      <text:p text:style-name="P1">See <text:a xlink:type="simple" xlink:href="https://github.com/mieweb/wikiGDrive/issues/297" text:style-name="ListLabel_20_145" text:visited-style-name="ListLabel_20_145"><text:span text:style-name="T2">https://github.com/mieweb/wikiGDrive/issues/297</text:span></text:a> for status.</text:p>
      <text:p text:style-name="P1"/>
      <text:p text:style-name="P1"><text:span text:style-name="T1">{{markdown}}[![View this project on NPM](https://img.shields.io/npm/v/@mieweb/wikigdrive.svg)](https://www.npmjs.com/package/@mieweb/wikigdrive){{/markdown}}</text:span> <text:span text:style-name="T1">{{markdown}}[![NPM downloads](https://img.shields.io/npm/dm/@mieweb/wikigdrive.svg)](https://www.npmjs.com/package/@mieweb/wikigdrive){{/markdown}}</text:span> <text:span text:style-name="T1">{{markdown}}![Publish wikigdrive to NPM](https://github.com/mieweb/wikiGDrive/workflows/Publish%20wikigdrive%20to%20NPM/badge.svg){{/markdown}}</text:span></text:p>
      <text:p text:style-name="P2"/>
      <text:p text:style-name="P20"><text:span text:style-name="T1">npm i -g @mieweb/wikigdrive<text:line-break/></text:span></text:p>
      <text:p text:style-name="P23">App setup</text:p>
      <text:list xml:id="list3774388258" text:style-name="WWNum1">
        <text:list-item>
          <text:p text:style-name="P6">Go to <text:a xlink:type="simple" xlink:href="https://console.developers.google.com/" text:style-name="ListLabel_20_145" text:visited-style-name="ListLabel_20_145"><text:span text:style-name="T2">console</text:span></text:a></text:p>
        </text:list-item>
        <text:list-item>
          <text:p text:style-name="P6">Create New Project</text:p>
        </text:list-item>
        <text:list-item>
          <text:p text:style-name="P6">Enable Apis -&gt; add Google Drive API</text:p>
        </text:list-item>
        <text:list-item>
          <text:p text:style-name="P6">Enable Apis -&gt; Add Google Docs API</text:p>
        </text:list-item>
        <text:list-item>
          <text:p text:style-name="P6">Credentials -&gt; Create Credentials (OAuth Client ID) -&gt; Other ( see authorization section )</text:p>
        </text:list-item>
      </text:list>
      <text:p text:style-name="P22">Usage and options</text:p>
      <text:p text:style-name="P1">Init workdir with (creates internal .wgd directory):</text:p>
      <text:p text:style-name="P1"/>
      <text:p text:style-name="P1"><text:span text:style-name="T1">wikigdrive init --drive "https://drive.google.com/drive/folders/FOLDER_ID"<text:line-break/><text:line-break/>--service_account=wikigdrive.json<text:line-break/>--config /location/of/.wgd - Location of config file<text:line-break/>--dest /location/of/downloaded/content - Destination for downloaded and converted markdown files<text:line-break/><text:line-break/>--client_id - ID of google app, alternatively can be passed in .env or through environment variable CLIENT_ID;<text:line-break/>--client_secret - Secret of google app, alternatively can be passed in .env or through environment variable CLIENT_SECRET;<text:line-break/><text:line-break/>--link_mode - Style of internal markdown links<text:line-break/>--link_mode mdURLs - `/filename.md`<text:line-break/>--link_mode dirURLs - `/filename/`<text:line-break/>--link_mode uglyURLs - `/filename.html` - see https://gohugo.io/getting-started/configuration/<text:line-break/></text:span></text:p>
      <text:p text:style-name="P1">List available drive ids that wikigdrive has access to on Google:</text:p>
      <text:p text:style-name="P1"/>
      <text:p text:style-name="P1"><text:span text:style-name="T1">wikigdrive drives<text:line-break/></text:span></text:p>
      <text:p text:style-name="P1">Run one time documents pull</text:p>
      <text:p text:style-name="P1"/>
      <text:p text:style-name="P1"><text:span text:style-name="T1">wikigdrive pull<text:line-break/></text:span></text:p>
      <text:p text:style-name="P1">Run server mode</text:p>
      <text:p text:style-name="P1"/>
      <text:p text:style-name="P20"><text:span text:style-name="T1">wikigdrive server<text:line-break/></text:span></text:p>
      <text:p text:style-name="P23">Example usage with Hugo Generator</text:p>
      <text:list xml:id="list4274811076" text:style-name="WWNum2">
        <text:list-item>
          <text:p text:style-name="P7"><text:soft-page-break/>Install <text:a xlink:type="simple" xlink:href="https://gohugo.io/getting-started/quick-start/" text:style-name="ListLabel_20_145" text:visited-style-name="ListLabel_20_145"><text:span text:style-name="T2">hugo</text:span></text:a></text:p>
        </text:list-item>
        <text:list-item>
          <text:p text:style-name="P7">Create a New Site</text:p>
        </text:list-item>
      </text:list>
      <text:p text:style-name="P1"><text:span text:style-name="T1">hugo new site quickstart<text:line-break/></text:span></text:p>
      <text:list xml:id="list1900078607" text:style-name="WWNum3">
        <text:list-item>
          <text:p text:style-name="P8">Add a Theme</text:p>
        </text:list-item>
      </text:list>
      <text:p text:style-name="P1"><text:span text:style-name="T1">cd quickstart<text:line-break/>git init<text:line-break/>git submodule add https://github.com/budparr/gohugo-theme-ananke.git themes/ananke<text:line-break/>echo 'theme = "ananke"' &gt;&gt; config.toml<text:line-break/></text:span></text:p>
      <text:list xml:id="list2668877514" text:style-name="WWNum4">
        <text:list-item>
          <text:p text:style-name="P9">Install wikigdrive</text:p>
        </text:list-item>
      </text:list>
      <text:p text:style-name="P1"><text:span text:style-name="T1">npm i -g @mieweb/wikigdrive<text:line-break/></text:span></text:p>
      <text:list xml:id="list4086386836" text:style-name="WWNum6">
        <text:list-item>
          <text:p text:style-name="P10">Sync GDrive</text:p>
        </text:list-item>
      </text:list>
      <text:p text:style-name="P1"><text:span text:style-name="T1">wikigdrive init --drive "https://drive.google.com/drive/folders/FOLDER_ID" --dest ./content --link_mode uglyURLs<text:line-break/>wikigdrive pull<text:line-break/></text:span></text:p>
      <text:p text:style-name="P1">Note that by default you need to use <text:a xlink:type="simple" xlink:href="https://gohugo.io/content-management/urls/#ugly-urls" text:style-name="ListLabel_20_145" text:visited-style-name="ListLabel_20_145"><text:span text:style-name="T2">uglyURLs</text:span></text:a> with Hugo.</text:p>
      <text:p text:style-name="P1"/>
      <text:list xml:id="list1431160846" text:style-name="WWNum7">
        <text:list-item>
          <text:p text:style-name="P11">Generate HTML</text:p>
        </text:list-item>
      </text:list>
      <text:p text:style-name="P1"><text:span text:style-name="T1">hugo<text:line-break/></text:span></text:p>
      <text:p text:style-name="P1">or start server for development:</text:p>
      <text:p text:style-name="P1"/>
      <text:p text:style-name="P20"><text:span text:style-name="T1">hugo server<text:line-break/></text:span></text:p>
      <text:p text:style-name="P23">Example usage with Hexo Generator</text:p>
      <text:list xml:id="list3767294424" text:style-name="WWNum14">
        <text:list-item>
          <text:p text:style-name="P12">Install <text:a xlink:type="simple" xlink:href="https://hexo.io/docs/main.html" text:style-name="ListLabel_20_145" text:visited-style-name="ListLabel_20_145"><text:span text:style-name="T2">hexo</text:span></text:a></text:p>
        </text:list-item>
      </text:list>
      <text:p text:style-name="P1"><text:span text:style-name="T1">npm i -g hexo-cli<text:line-break/></text:span></text:p>
      <text:list xml:id="list27078349" text:style-name="WWNum15">
        <text:list-item>
          <text:p text:style-name="P13">Create a New Site</text:p>
        </text:list-item>
      </text:list>
      <text:p text:style-name="P1"><text:span text:style-name="T1">hexo init quickstart<text:line-break/></text:span></text:p>
      <text:list xml:id="list3073712129" text:style-name="WWNum16">
        <text:list-item>
          <text:p text:style-name="P14">Add a Theme</text:p>
        </text:list-item>
      </text:list>
      <text:p text:style-name="P1">By default, hexo installs landscape theme. If you need another one check <text:a xlink:type="simple" xlink:href="https://hexo.io/docs/themes" text:style-name="ListLabel_20_145" text:visited-style-name="ListLabel_20_145"><text:span text:style-name="T2">hexo themes</text:span></text:a></text:p>
      <text:p text:style-name="P3"/>
      <text:list xml:id="list2434383693" text:style-name="WWNum11">
        <text:list-item>
          <text:p text:style-name="P15">Install wikigdrive</text:p>
        </text:list-item>
      </text:list>
      <text:p text:style-name="P1"><text:span text:style-name="T1">npm i -g @mieweb/wikigdrive<text:line-break/></text:span></text:p>
      <text:list xml:id="list383566217" text:style-name="WWNum12">
        <text:list-item>
          <text:p text:style-name="P16"><text:soft-page-break/>Sync GDrive</text:p>
        </text:list-item>
      </text:list>
      <text:p text:style-name="P1"><text:span text:style-name="T1">wikigdrive init --drive "https://drive.google.com/drive/folders/FOLDER_ID" --dest ./source --link_mode uglyURLs<text:line-break/>wikigdrive pull<text:line-break/></text:span></text:p>
      <text:list xml:id="list1565426863" text:style-name="WWNum13">
        <text:list-item>
          <text:p text:style-name="P17">Generate HTML</text:p>
        </text:list-item>
      </text:list>
      <text:p text:style-name="P1"><text:span text:style-name="T1">hexo generate<text:line-break/></text:span></text:p>
      <text:p text:style-name="P1">or start server for development:</text:p>
      <text:p text:style-name="P1"/>
      <text:p text:style-name="P20"><text:span text:style-name="T1">hexo serve<text:line-break/></text:span></text:p>
      <text:p text:style-name="P23">Authorization</text:p>
      <text:p text:style-name="P1">There are two methods: individual credentials or a service account.</text:p>
      <text:p text:style-name="P1"/>
      <text:list xml:id="list2578252137" text:style-name="WWNum5">
        <text:list-item>
          <text:p text:style-name="P18"><text:a xlink:type="simple" xlink:href="https://cloud.google.com/docs/authentication/end-user#creating_your_client_credentials" text:style-name="ListLabel_20_145" text:visited-style-name="ListLabel_20_145"><text:span text:style-name="T2">Individual</text:span></text:a></text:p>
        </text:list-item>
        <text:list-item>
          <text:p text:style-name="P18"><text:a xlink:type="simple" xlink:href="https://developers.google.com/identity/protocols/oauth2/service-account#delegatingauthority" text:style-name="ListLabel_20_145" text:visited-style-name="ListLabel_20_145"><text:span text:style-name="T2">Service Account</text:span></text:a></text:p>
        </text:list-item>
      </text:list>
      <text:p text:style-name="P1">Note: If the authentication is successful, but the account does not have access to documents in gdrive, there is currently no way to know if the directory is empty or just not possible to s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3">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4">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5">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6">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8335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4">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5">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6">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text:start-value="3">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2" meta:word-count="537" meta:character-count="4658" meta:non-whitespace-character-count="4216"/>
    <meta:generator>LibreOfficeDev/6.0.5.2$Linux_X86_64 LibreOffice_project/</meta:generator>
  </office:meta>
</office:document-meta>
</file>